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MS Mincho" svg:font-family="'MS Mincho'" style:font-family-generic="modern" style:font-pitch="fixed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 style:master-page-name="MP0">
      <style:table-properties style:width="6.9285in" fo:margin-left="0.0313in" style:page-number="0" table:align="left"/>
    </style:style>
    <style:style style:name="Table3.A" style:family="table-column">
      <style:table-column-properties style:column-width="1.0618in"/>
    </style:style>
    <style:style style:name="Table3.B" style:family="table-column">
      <style:table-column-properties style:column-width="1.125in"/>
    </style:style>
    <style:style style:name="Table3.C" style:family="table-column">
      <style:table-column-properties style:column-width="1.3854in"/>
    </style:style>
    <style:style style:name="Table3.D" style:family="table-column">
      <style:table-column-properties style:column-width="1.9667in"/>
    </style:style>
    <style:style style:name="Table3.E" style:family="table-column">
      <style:table-column-properties style:column-width="1.3896in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382in" fo:margin-left="0.0236in" fo:margin-right="-0.0368in" table:align="margins"/>
    </style:style>
    <style:style style:name="Table4.A" style:family="table-column">
      <style:table-column-properties style:column-width="1.0792in" style:rel-column-width="10193*"/>
    </style:style>
    <style:style style:name="Table4.B" style:family="table-column">
      <style:table-column-properties style:column-width="5.859in" style:rel-column-width="55342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language="es" fo:country="CO"/>
    </style:style>
    <style:style style:name="P2" style:family="paragraph" style:parent-style-name="Table_20_Contents">
      <style:paragraph-properties fo:text-align="justify" style:justify-single-word="false"/>
      <style:text-properties style:font-name="Calibri" fo:font-size="10pt" fo:language="es" fo:country="CO" style:font-size-asian="10pt"/>
    </style:style>
    <style:style style:name="P3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style:snap-to-layout-grid="false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 style:snap-to-layout-grid="false"/>
    </style:style>
    <style:style style:name="P12" style:family="paragraph" style:parent-style-name="Standard">
      <style:text-properties fo:language="es" fo:country="CO"/>
    </style:style>
    <style:style style:name="P13" style:family="paragraph" style:parent-style-name="Standard">
      <style:text-properties fo:language="es" fo:country="CO"/>
    </style:style>
    <style:style style:name="P14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style:snap-to-layout-grid="false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Calibri" fo:font-size="10pt" fo:language="es" fo:country="CO" style:font-size-asian="10pt"/>
    </style:style>
    <style:style style:name="T1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T2" style:family="text">
      <style:text-properties style:font-name="Calibri" fo:font-size="10pt" fo:language="es" fo:country="CO" style:font-size-asian="10pt" style:font-size-complex="10pt"/>
    </style:style>
    <style:style style:name="T3" style:family="text">
      <style:text-properties style:font-name="Calibri" fo:font-size="10pt" fo:language="es" fo:country="CO" fo:font-weight="normal" style:font-size-asian="10pt" style:font-weight-asian="normal" style:font-size-complex="10pt" style:font-weight-complex="normal"/>
    </style:style>
  </office:automatic-styles>
  <office:body>
    <office:text>
      <text:tracked-changes>
        <text:changed-region text:id="ct885854328">
          <text:format-change>
            <office:change-info>
              <dc:creator>unknown</dc:creator>
              <dc:date>2010-06-01T09:41:00</dc:date>
            </office:change-info>
          </text:format-change>
        </text:changed-region>
        <text:changed-region text:id="ct885854664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85854776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85854888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85855000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85855112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85855224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85855336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85855560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85855672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85855784">
          <text:insertion>
            <office:change-info>
              <dc:creator>unknown</dc:creator>
              <dc:date>2010-05-13T09:07:00</dc:date>
            </office:change-info>
          </text:insertion>
        </text:changed-region>
        <text:changed-region text:id="ct885855896">
          <text:insertion>
            <office:change-info>
              <dc:creator>unknown</dc:creator>
              <dc:date>2010-05-13T09:06:00</dc:date>
            </office:change-info>
          </text:insertion>
        </text:changed-region>
        <text:changed-region text:id="ct885856008">
          <text:insertion>
            <office:change-info>
              <dc:creator>unknown</dc:creator>
              <dc:date>2010-05-13T09:05:00</dc:date>
            </office:change-info>
          </text:insertion>
        </text:changed-region>
        <text:changed-region text:id="ct885856120">
          <text:deletion>
            <office:change-info>
              <dc:creator>unknown</dc:creator>
              <dc:date>2010-05-13T09:05:00</dc:date>
            </office:change-info>
            <text:p text:style-name="P1">Administrador del sistema, Director programa, Coordinador de área, Jefatura, DACA</text:p>
          </text:deletion>
        </text:changed-region>
        <text:changed-region text:id="ct885856232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85856344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85856456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85856568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85856680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85856904">
          <text:deletion>
            <office:change-info>
              <dc:creator>unknown</dc:creator>
              <dc:date>2010-05-13T09:11:00</dc:date>
            </office:change-info>
            <text:p text:style-name="P2"/>
            <text:p text:style-name="P2"/>
            <text:p text:style-name="P2">El usuario ingresa su indentificador (numero de documento) y su clave y da clic en ingresar, si el identificador del usuario y su clave son correctos el sistema despliega la interfaz inicial con las opciones que tiene el usuario de acuerdo al rol que este desempeña en el sistema.</text:p>
          </text:deletion>
        </text:changed-region>
        <text:changed-region text:id="ct885856792">
          <text:deletion>
            <office:change-info>
              <dc:creator>unknown</dc:creator>
              <dc:date>2010-05-13T09:07:00</dc:date>
            </office:change-info>
            <text:p text:style-name="P2">Esta historia de usuario se encarga del ingreso al sistema por parte del usuario.</text:p>
          </text:deletion>
        </text:changed-region>
        <text:changed-region text:id="ct885857016">
          <text:insertion>
            <office:change-info>
              <dc:creator>unknown</dc:creator>
              <dc:date>2010-06-01T09:42:00</dc:date>
            </office:change-info>
          </text:insertion>
        </text:changed-region>
        <text:changed-region text:id="ct885857128">
          <text:insertion>
            <office:change-info>
              <dc:creator>unknown</dc:creator>
              <dc:date>2010-06-01T09:43:00</dc:date>
            </office:change-info>
          </text:insertion>
        </text:changed-region>
        <text:changed-region text:id="ct885857240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85857352">
          <text:deletion>
            <office:change-info>
              <dc:creator>unknown</dc:creator>
              <dc:date>2010-06-01T09:45:00</dc:date>
            </office:change-info>
            <text:p text:style-name="P1">Si el nombre de usuario o la contraseña son incorrectas el sistema muestra un mensaje informando el error y devuelve al usuario a la pantalla de ingreso.</text:p>
          </text:deletion>
        </text:changed-region>
        <text:changed-region text:id="ct885857464">
          <text:insertion>
            <office:change-info>
              <dc:creator>unknown</dc:creator>
              <dc:date>2010-06-01T09:45:00</dc:date>
            </office:change-info>
          </text:insertion>
        </text:changed-region>
        <text:changed-region text:id="ct885857576">
          <text:insertion>
            <office:change-info>
              <dc:creator>unknown</dc:creator>
              <dc:date>2010-06-01T09:46:00</dc:date>
            </office:change-info>
          </text:insertion>
        </text:changed-region>
        <text:changed-region text:id="ct885857688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85857800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85857912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85858024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885858136">
          <text:insertion>
            <office:change-info>
              <dc:creator>unknown</dc:creator>
              <dc:date>2010-11-05T11:15:00</dc:date>
            </office:change-info>
          </text:insertion>
        </text:changed-region>
        <text:changed-region text:id="ct885948428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85948540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885948652">
          <text:insertion>
            <office:change-info>
              <dc:creator>unknown</dc:creator>
              <dc:date>2010-11-05T11:15:00</dc:date>
            </office:change-info>
          </text:insertion>
        </text:changed-region>
        <text:changed-region text:id="ct885948764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85948876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885949100">
          <text:insertion>
            <office:change-info>
              <dc:creator>unknown</dc:creator>
              <dc:date>2010-11-05T11:1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5" office:value-type="string">
            <text:p text:style-name="P1"><text:change-start text:change-id="ct885854328"/>Control de Versiones del Documento<text:change-end text:change-id="ct885854328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"><text:change-start text:change-id="ct885854664"/>Versión<text:change-end text:change-id="ct885854664"/></text:p>
          </table:table-cell>
          <table:table-cell table:style-name="Table3.A2" office:value-type="string">
            <text:p text:style-name="P1"><text:change-start text:change-id="ct885854776"/>Creación<text:change-end text:change-id="ct885854776"/></text:p>
          </table:table-cell>
          <table:table-cell table:style-name="Table3.A2" office:value-type="string">
            <text:p text:style-name="P1"><text:change-start text:change-id="ct885854888"/>Liberación<text:change-end text:change-id="ct885854888"/></text:p>
          </table:table-cell>
          <table:table-cell table:style-name="Table3.A2" office:value-type="string">
            <text:p text:style-name="P1"><text:change-start text:change-id="ct885855000"/>Descripción del Cambio<text:change-end text:change-id="ct885855000"/></text:p>
          </table:table-cell>
          <table:table-cell table:style-name="Table3.E2" office:value-type="string">
            <text:p text:style-name="P1"><text:change-start text:change-id="ct885855112"/>Autores<text:change-end text:change-id="ct885855112"/></text:p>
          </table:table-cell>
        </table:table-row>
        <table:table-row>
          <table:table-cell table:style-name="Table3.A2" office:value-type="string">
            <text:p text:style-name="P1"><text:change-start text:change-id="ct885855224"/>1<text:change-end text:change-id="ct885855224"/>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E2" office:value-type="string">
            <text:p text:style-name="P1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<text:change-start text:change-id="ct885855336"/>Prioridad<text:change-end text:change-id="ct885855336"/></text:p>
          </table:table-cell>
          <table:table-cell table:style-name="Table4.B1" office:value-type="string">
            <text:p text:style-name="P1"><text:change-start text:change-id="ct885855560"/>Alta<text:change-end text:change-id="ct885855560"/></text:p>
          </table:table-cell>
        </table:table-row>
        <table:table-row>
          <table:table-cell table:style-name="Table4.A2" office:value-type="string">
            <text:p text:style-name="P1"><text:change-start text:change-id="ct885855672"/>Actores<text:change-end text:change-id="ct885855672"/></text:p>
          </table:table-cell>
          <table:table-cell table:style-name="Table4.B2" office:value-type="string">
            <text:p text:style-name="P1"><text:change-start text:change-id="ct885855784"/>Usuario s<text:change-end text:change-id="ct885855784"/><text:change-start text:change-id="ct885855896"/>in ingresar<text:change-end text:change-id="ct885855896"/><text:change-start text:change-id="ct885856008"/> <text:change-end text:change-id="ct885856008"/><text:change text:change-id="ct885856120"/></text:p>
          </table:table-cell>
        </table:table-row>
        <table:table-row>
          <table:table-cell table:style-name="Table4.A2" office:value-type="string">
            <text:p text:style-name="P1"><text:change-start text:change-id="ct885856232"/>Estimación<text:change-end text:change-id="ct885856232"/></text:p>
          </table:table-cell>
          <table:table-cell table:style-name="Table4.B2" office:value-type="string">
            <text:p text:style-name="P1"><text:change-start text:change-id="ct885856344"/>6 horas <text:change-end text:change-id="ct885856344"/></text:p>
          </table:table-cell>
        </table:table-row>
        <table:table-row>
          <table:table-cell table:style-name="Table4.A2" office:value-type="string">
            <text:p text:style-name="P1"><text:change-start text:change-id="ct885856456"/>Dependencia<text:change-end text:change-id="ct885856456"/></text:p>
          </table:table-cell>
          <table:table-cell table:style-name="Table4.B2" office:value-type="string">
            <text:p text:style-name="P1"><text:change-start text:change-id="ct885856568"/>HU-MGU-00<text:change-end text:change-id="ct885856568"/></text:p>
          </table:table-cell>
        </table:table-row>
        <table:table-row>
          <table:table-cell table:style-name="Table4.A2" office:value-type="string">
            <text:p text:style-name="P1"><text:change-start text:change-id="ct885856680"/>Descripción<text:change-end text:change-id="ct885856680"/></text:p>
          </table:table-cell>
          <table:table-cell table:style-name="Table4.B2" office:value-type="string">
            <text:p text:style-name="P2"><text:change text:change-id="ct885856904"/><text:change text:change-id="ct885856792"/><text:change-start text:change-id="ct885857016"/>Para ingresar al sistema el usuario debe digitar su nombre de usuario, (el cual, por lo general es su numero de cédula) y la clave q<text:change-end text:change-id="ct885857016"/><text:change-start text:change-id="ct885857128"/>ue le hayan asignado. El sistema verifica los datos si estos son correctos se obtiene el rol del usuario y se lo redirecciona a la pagina en la cual estan listadas las funcionalidades que este puede desempeñar en el sistema.<text:change-end text:change-id="ct885857128"/></text:p>
          </table:table-cell>
        </table:table-row>
        <table:table-row>
          <table:table-cell table:style-name="Table4.A2" office:value-type="string">
            <text:p text:style-name="P1"><text:change-start text:change-id="ct885857240"/>Observaciones<text:change-end text:change-id="ct885857240"/></text:p>
          </table:table-cell>
          <table:table-cell table:style-name="Table4.B2" office:value-type="string">
            <text:p text:style-name="P1"><text:change text:change-id="ct885857352"/><text:change-start text:change-id="ct885857464"/>En caso que los datos ingresados por el usuario no sean validos se devuelve un mensaje de error al usuari<text:change-end text:change-id="ct885857464"/><text:change-start text:change-id="ct885857576"/>o en la misma pagina de ingreso indicando la causa del error.<text:change-end text:change-id="ct885857576"/></text:p>
          </table:table-cell>
        </table:table-row>
        <table:table-row>
          <table:table-cell table:style-name="Table4.A2" office:value-type="string">
            <text:p text:style-name="P1"><text:change-start text:change-id="ct885857688"/>Fecha de Prueba<text:change-end text:change-id="ct885857688"/></text:p>
          </table:table-cell>
          <table:table-cell table:style-name="Table4.B2" office:value-type="string">
            <text:p text:style-name="P1"/>
          </table:table-cell>
        </table:table-row>
        <table:table-row>
          <table:table-cell table:style-name="Table4.A2" table:number-rows-spanned="3" office:value-type="string">
            <text:p text:style-name="P1"><text:change-start text:change-id="ct885857800"/>Contacto<text:change-end text:change-id="ct885857800"/></text:p>
          </table:table-cell>
          <table:table-cell table:style-name="Table4.B2" office:value-type="string">
            <text:p text:style-name="Standard"><text:change-start text:change-id="ct885857912"/><text:span text:style-name="Fuente_20_de_20_párrafo_20_predeter."><text:span text:style-name="T1">Nombre: </text:span></text:span><text:change-end text:change-id="ct885857912"/><text:change-start text:change-id="ct885858024"/><text:span text:style-name="Fuente_20_de_20_párrafo_20_predeter."><text:span text:style-name="T1"><text:s/></text:span></text:span><text:change-end text:change-id="ct885858024"/><text:change-start text:change-id="ct885858136"/><text:span text:style-name="Fuente_20_de_20_párrafo_20_predeter."><text:span text:style-name="T3">Rodolfo Padilla</text:span></text:span><text:change-end text:change-id="ct885858136"/></text:p>
          </table:table-cell>
        </table:table-row>
        <table:table-row>
          <table:covered-table-cell/>
          <table:table-cell table:style-name="Table4.B2" office:value-type="string">
            <text:p text:style-name="P1"><text:change-start text:change-id="ct885948428"/>Teléfono:<text:change-end text:change-id="ct885948428"/><text:change-start text:change-id="ct885948540"/> <text:change-end text:change-id="ct885948540"/><text:change-start text:change-id="ct885948652"/>321 21 00 Ext - 2832<text:change-end text:change-id="ct885948652"/></text:p>
          </table:table-cell>
        </table:table-row>
        <table:table-row>
          <table:covered-table-cell/>
          <table:table-cell table:style-name="Table4.B2" office:value-type="string">
            <text:p text:style-name="P1"><text:change-start text:change-id="ct885948764"/>E-mail:<text:change-end text:change-id="ct885948764"/><text:change-start text:change-id="ct885948876"/> <text:change-end text:change-id="ct885948876"/><text:change-start text:change-id="ct885949100"/>rodolfo.padilla@correounivalle.edu.co<text:change-end text:change-id="ct885949100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MS Mincho" svg:font-family="'MS Mincho'" style:font-family-generic="modern" style:font-pitch="fixed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CO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CO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en" fo:country="US" style:font-name-asian="Arial Unicode MS" style:font-name-complex="Tahoma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Encabezado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Absatz-Standardschriftart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514in" fo:margin-left="0.0083in" fo:margin-right="-0.0347in" table:align="margins"/>
    </style:style>
    <style:style style:name="Table1.A" style:family="table-column">
      <style:table-column-properties style:column-width="1.3688in" style:rel-column-width="12904*"/>
    </style:style>
    <style:style style:name="Table1.B" style:family="table-column">
      <style:table-column-properties style:column-width="4.3229in" style:rel-column-width="40754*"/>
    </style:style>
    <style:style style:name="Table1.C" style:family="table-column">
      <style:table-column-properties style:column-width="1.2597in" style:rel-column-width="11877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64in" fo:margin-left="0.0313in" table:align="left"/>
    </style:style>
    <style:style style:name="Table2.A" style:family="table-column">
      <style:table-column-properties style:column-width="2.3083in"/>
    </style:style>
    <style:style style:name="Table2.C" style:family="table-column">
      <style:table-column-properties style:column-width="2.3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style:snap-to-layout-grid="false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8" style:family="paragraph" style:parent-style-name="Table_20_Contents">
      <style:paragraph-properties fo:text-align="center" style:justify-single-word="false" style:snap-to-layout-grid="false"/>
    </style:style>
    <style:style style:name="P9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T1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T2" style:family="text">
      <style:text-properties style:font-name="Calibri" fo:font-size="10pt" fo:language="es" fo:country="CO" style:font-size-asian="10pt" style:font-size-complex="10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1.9772in" fo:margin-left="0in" fo:margin-right="0in" fo:margin-bottom="0in" style:dynamic-spacing="true"/>
      </style:header-style>
      <style:footer-style>
        <style:header-footer-properties fo:min-height="1.3445in" fo:margin-left="0in" fo:margin-right="0in" fo:margin-top="0in" style:dynamic-spacing="true"/>
      </style:footer-style>
    </style:page-layout>
  </office:automatic-styles>
  <office:master-styles>
    <style:master-page style:name="Standard" style:page-layout-name="pm1"/>
    <style:master-page style:name="MP0" style:page-layout-name="pm2">
      <style:header>
        <text:tracked-changes>
          <text:changed-region text:id="ct885844096">
            <text:deletion>
              <office:change-info>
                <dc:creator>unknown</dc:creator>
                <dc:date>2010-05-13T09:15:00</dc:date>
              </office:change-info>
              <text:p text:style-name="P1">HERRAMIENTA PARA LA GESTION DE LAS HISTORIAS DE USUARIO</text:p>
            </text:deletion>
          </text:changed-region>
          <text:changed-region text:id="ct885843648">
            <text:insertion>
              <office:change-info>
                <dc:creator>unknown</dc:creator>
                <dc:date>2010-05-13T09:15:00</dc:date>
              </office:change-info>
            </text:insertion>
          </text:changed-region>
          <text:changed-region text:id="ct889200500">
            <text:deletion>
              <office:change-info>
                <dc:creator>unknown</dc:creator>
                <dc:date>2010-12-02T11:37:00</dc:date>
              </office:change-info>
              <text:p text:style-name="P4">ODPI</text:p>
            </text:deletion>
          </text:changed-region>
          <text:changed-region text:id="ct889200680">
            <text:insertion>
              <office:change-info>
                <dc:creator>unknown</dc:creator>
                <dc:date>2010-12-02T11:37:00</dc:date>
              </office:change-info>
            </text:insertion>
          </text:changed-region>
          <text:changed-region text:id="ct885843200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85842304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85842528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85842976">
            <text:deletion>
              <office:change-info>
                <dc:creator>unknown</dc:creator>
                <dc:date>2010-06-01T09:40:00</dc:date>
              </office:change-info>
              <text:p text:style-name="P5"><text:span text:style-name="Fuente_20_de_20_párrafo_20_predeter."><text:span text:style-name="T2">Autenticar</text:span></text:span></text:p>
            </text:deletion>
          </text:changed-region>
          <text:changed-region text:id="ct885843424">
            <text:insertion>
              <office:change-info>
                <dc:creator>unknown</dc:creator>
                <dc:date>2010-06-01T09:40:00</dc:date>
              </office:change-info>
            </text:insertion>
          </text:changed-region>
          <text:changed-region text:id="ct885843872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85844320">
            <text:insertion>
              <office:change-info>
                <dc:creator>unknown</dc:creator>
                <dc:date>2010-06-01T09:40:00</dc:date>
              </office:change-info>
            </text:insertion>
          </text:changed-region>
          <text:changed-region text:id="ct885844544">
            <text:deletion>
              <office:change-info>
                <dc:creator>unknown</dc:creator>
                <dc:date>2010-06-01T09:40:00</dc:date>
              </office:change-info>
              <text:p text:style-name="P5"><text:span text:style-name="Fuente_20_de_20_párrafo_20_predeter."><text:span text:style-name="T2">usuario</text:span></text:span></text:p>
            </text:deletion>
          </text:changed-region>
          <text:changed-region text:id="ct885844656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85844768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85844880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85844992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85845104">
            <text:deletion>
              <office:change-info>
                <dc:creator>unknown</dc:creator>
                <dc:date>2010-06-01T09:46:00</dc:date>
              </office:change-info>
              <text:p text:style-name="P7">27</text:p>
            </text:deletion>
          </text:changed-region>
          <text:changed-region text:id="ct885845216">
            <text:insertion>
              <office:change-info>
                <dc:creator>unknown</dc:creator>
                <dc:date>2010-06-01T09:46:00</dc:date>
              </office:change-info>
            </text:insertion>
          </text:changed-region>
          <text:changed-region text:id="ct885845328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85845552">
            <text:deletion>
              <office:change-info>
                <dc:creator>unknown</dc:creator>
                <dc:date>2010-06-08T09:01:00</dc:date>
              </office:change-info>
              <text:p text:style-name="P7">0</text:p>
            </text:deletion>
          </text:changed-region>
          <text:changed-region text:id="ct885845440">
            <text:deletion>
              <office:change-info>
                <dc:creator>unknown</dc:creator>
                <dc:date>2010-06-01T09:46:00</dc:date>
              </office:change-info>
              <text:p text:style-name="P7">2</text:p>
            </text:deletion>
          </text:changed-region>
          <text:changed-region text:id="ct885845664">
            <text:insertion>
              <office:change-info>
                <dc:creator>unknown</dc:creator>
                <dc:date>2010-06-08T09:01:00</dc:date>
              </office:change-info>
            </text:insertion>
          </text:changed-region>
          <text:changed-region text:id="ct885845776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</text:tracked-changes>
        <text:p text:style-name="P1"><text:change text:change-id="ct885844096"/><text:change-start text:change-id="ct885843648"/>SISTEMA DE ANÁLISIS DE SOSTENIBILIDAD DE PROGRAMAS ACADÉMICOS<text:change-end text:change-id="ct885843648"/></text:p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table:number-rows-spanned="3" office:value-type="string">
              <text:p text:style-name="P3">SASPA</text:p>
              <text:p text:style-name="P4"><text:change text:change-id="ct889200500"/><text:change-start text:change-id="ct889200680"/>OPDI<text:change-end text:change-id="ct889200680"/></text:p>
            </table:table-cell>
            <table:table-cell table:style-name="Table1.B1" office:value-type="string">
              <text:p text:style-name="P5"><text:change-start text:change-id="ct885843200"/><text:span text:style-name="Fuente_20_de_20_párrafo_20_predeter."><text:span text:style-name="T1">Modulo</text:span></text:span><text:span text:style-name="Fuente_20_de_20_párrafo_20_predeter."><text:span text:style-name="T2">: Gestion de usuarios</text:span></text:span><text:change-end text:change-id="ct885843200"/></text:p>
            </table:table-cell>
            <table:table-cell table:style-name="Table1.C1" office:value-type="string">
              <text:p text:style-name="P6"><text:change-start text:change-id="ct885842304"/>Página<text:change-end text:change-id="ct885842304"/></text:p>
            </table:table-cell>
          </table:table-row>
          <table:table-row>
            <table:covered-table-cell/>
            <table:table-cell table:style-name="Table1.B2" office:value-type="string">
              <text:p text:style-name="P5"><text:change-start text:change-id="ct885842528"/><text:span text:style-name="Fuente_20_de_20_párrafo_20_predeter."><text:span text:style-name="T1">Título</text:span></text:span><text:span text:style-name="Fuente_20_de_20_párrafo_20_predeter."><text:span text:style-name="T2">: </text:span></text:span><text:change-end text:change-id="ct885842528"/><text:change text:change-id="ct885842976"/><text:change-start text:change-id="ct885843424"/><text:span text:style-name="Fuente_20_de_20_párrafo_20_predeter."><text:span text:style-name="T2">Ingreso</text:span></text:span><text:change-end text:change-id="ct885843424"/><text:change-start text:change-id="ct885843872"/><text:span text:style-name="Fuente_20_de_20_párrafo_20_predeter."><text:span text:style-name="T2"> </text:span></text:span><text:change-end text:change-id="ct885843872"/><text:change-start text:change-id="ct885844320"/><text:span text:style-name="Fuente_20_de_20_párrafo_20_predeter."><text:span text:style-name="T2">al sistema</text:span></text:span><text:change-end text:change-id="ct885844320"/><text:change text:change-id="ct885844544"/><text:change-start text:change-id="ct885844656"/><text:span text:style-name="Fuente_20_de_20_párrafo_20_predeter."><text:span text:style-name="T2">.</text:span></text:span><text:change-end text:change-id="ct885844656"/></text:p>
            </table:table-cell>
            <table:table-cell table:style-name="Table1.C2" office:value-type="string">
              <text:p text:style-name="P6"><text:change-start text:change-id="ct885844768"/>Identificador</text:p>
              <text:p text:style-name="P7">HU-MGU-01<text:change-end text:change-id="ct885844768"/></text:p>
            </table:table-cell>
          </table:table-row>
          <table:table-row>
            <table:covered-table-cell/>
            <table:table-cell table:style-name="Table1.B2" office:value-type="string">
              <text:p text:style-name="P5"><text:change-start text:change-id="ct885844880"/><text:span text:style-name="Fuente_20_de_20_párrafo_20_predeter."><text:span text:style-name="T1">Responsables</text:span></text:span><text:span text:style-name="Fuente_20_de_20_párrafo_20_predeter."><text:span text:style-name="T2">: Luis Armando Nuñez</text:span></text:span><text:change-end text:change-id="ct885844880"/></text:p>
            </table:table-cell>
            <table:table-cell table:style-name="Table1.C2" office:value-type="string">
              <text:p text:style-name="P8"><text:change-start text:change-id="ct885844992"/><text:span text:style-name="Fuente_20_de_20_párrafo_20_predeter."><text:span text:style-name="T1">Fecha</text:span></text:span></text:p>
              <text:p text:style-name="P7"><text:change-end text:change-id="ct885844992"/><text:change text:change-id="ct885845104"/><text:change-start text:change-id="ct885845216"/>01<text:change-end text:change-id="ct885845216"/><text:change-start text:change-id="ct885845328"/>-<text:change-end text:change-id="ct885845328"/><text:change text:change-id="ct885845552"/><text:change text:change-id="ct885845440"/><text:change-start text:change-id="ct885845664"/>jun<text:change-end text:change-id="ct885845664"/><text:change-start text:change-id="ct885845776"/>-2010<text:change-end text:change-id="ct885845776"/></text:p>
            </table:table-cell>
          </table:table-row>
        </table:table>
        <text:p text:style-name="P2"/>
      </style:header>
      <style:footer>
        <table:table table:name="Table2" table:style-name="Table2">
          <table:table-column table:style-name="Table2.A" table:number-columns-repeated="2"/>
          <table:table-column table:style-name="Table2.C"/>
          <table:table-row>
            <table:table-cell table:style-name="Table2.A1" office:value-type="string">
              <text:p text:style-name="P6">Revisado por</text:p>
            </table:table-cell>
            <table:table-cell table:style-name="Table2.A1" office:value-type="string">
              <text:p text:style-name="P6">Firma</text:p>
            </table:table-cell>
            <table:table-cell table:style-name="Table2.C1" office:value-type="string">
              <text:p text:style-name="P6">Fecha</text:p>
            </table:table-cell>
          </table:table-row>
          <table:table-row>
            <table:table-cell table:style-name="Table2.A2" office:value-type="string">
              <text:p text:style-name="P9"/>
            </table:table-cell>
            <table:table-cell table:style-name="Table2.A2" office:value-type="string">
              <text:p text:style-name="P9"/>
            </table:table-cell>
            <table:table-cell table:style-name="Table2.C2" office:value-type="string">
              <text:p text:style-name="P9"/>
            </table:table-cell>
          </table:table-row>
          <table:table-row>
            <table:table-cell table:style-name="Table2.A2" office:value-type="string">
              <text:p text:style-name="P6">Aprobar por</text:p>
            </table:table-cell>
            <table:table-cell table:style-name="Table2.A2" office:value-type="string">
              <text:p text:style-name="P6">Firma</text:p>
            </table:table-cell>
            <table:table-cell table:style-name="Table2.C2" office:value-type="string">
              <text:p text:style-name="P6">Fecha</text:p>
            </table:table-cell>
          </table:table-row>
          <table:table-row>
            <table:table-cell table:style-name="Table2.A2" office:value-type="string">
              <text:p text:style-name="P9"/>
            </table:table-cell>
            <table:table-cell table:style-name="Table2.A2" office:value-type="string">
              <text:p text:style-name="P9"/>
            </table:table-cell>
            <table:table-cell table:style-name="Table2.C2" office:value-type="string">
              <text:p text:style-name="P9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FreeBSD/i386 OpenOffice.org_project/680m18$Build-9364</meta:generator>
    <meta:initial-creator>Oscar Orlando Ceballos Argote</meta:initial-creator>
    <meta:creation-date>2010-02-27T20:29:00</meta:creation-date>
    <dc:date>2010-12-02T11:37:39</dc:date>
    <meta:editing-cycles>25</meta:editing-cycles>
    <meta:editing-duration>PT44M57S</meta:editing-duration>
    <meta:template xlink:type="simple" xlink:actuate="onRequest" xlink:href="../../HU-MGU-01-Autenticar-Usuario.odt/Normal.dotm"/>
    <meta:user-defined meta:name="Información 1"/>
    <meta:user-defined meta:name="Información 2"/>
    <meta:user-defined meta:name="Información 3"/>
    <meta:user-defined meta:name="Información 4"/>
    <meta:document-statistic meta:table-count="4" meta:image-count="0" meta:object-count="0" meta:page-count="1" meta:paragraph-count="52" meta:word-count="295" meta:character-count="1754"/>
  </office:meta>
</office:document-meta>
</file>